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finição e Criação de um Docker File</text:p>
      <text:p text:style-name="Standard"/>
      <text:p text:style-name="Standard">_Primeiro Docker File_</text:p>
      <text:p text:style-name="Standard"/>
      <text:p text:style-name="Standard">docker run -dti --name ubuntu-python ubuntu</text:p>
      <text:p text:style-name="Standard">Cria conteiner do ubuntu</text:p>
      <text:p text:style-name="Standard"/>
      <text:p text:style-name="Standard">docker exec -ti ubuntu-python bash</text:p>
      <text:p text:style-name="Standard">Executa o ubuntu que foi conteinerzado</text:p>
      <text:p text:style-name="Standard"/>
      <text:p text:style-name="Standard">apt install -y python3 nano</text:p>
      <text:p text:style-name="Standard">Comando para instalar o python e nano</text:p>
      <text:p text:style-name="Standard"/>
      <text:p text:style-name="Standard">apt clean</text:p>
      <text:p text:style-name="Standard">Comando para realizar limpeza de arquivos de instalação baixados no apt update</text:p>
      <text:p text:style-name="Standard"/>
      <text:p text:style-name="Standard">cd /opt</text:p>
      <text:p text:style-name="Standard">nano app.py</text:p>
      <text:p text:style-name="Standard">Comando para criação de um arquivo executavel do python</text:p>
      <text:p text:style-name="Standard"/>
      <text:p text:style-name="Standard">python3 app.py</text:p>
      <text:p text:style-name="Standard">Comando para execuar o executável python criado</text:p>
      <text:p text:style-name="Standard"/>
      <text:p text:style-name="Standard">docker exec -ti ubuntu-python python3 /opt/app.py</text:p>
      <text:p text:style-name="Standard">Comando que executa o app python no conteiner do ubuntu</text:p>
      <text:p text:style-name="Standard"/>
      <text:p text:style-name="Standard">docker stop ubuntu-python</text:p>
      <text:p text:style-name="Standard">Comando para parar o conteiner</text:p>
      <text:p text:style-name="Standard"/>
      <text:p text:style-name="Standard">mkdir /images</text:p>
      <text:p text:style-name="Standard">cd /images</text:p>
      <text:p text:style-name="Standard">mkdir ubuntu-python</text:p>
      <text:p text:style-name="Standard">Comando para criar pasta para gravar imagens de conteiners. A ideia é criar essa pasta e em seguida apontar o conteiner para essa</text:p>
      <text:p text:style-name="Standard"/>
      <text:p text:style-name="Standard">nano dockerfile</text:p>
      <text:p text:style-name="Standard">Comando para criar um novo arquivo que conterá instruções para conteiner.</text:p>
      <text:p text:style-name="Standard"/>
      <text:p text:style-name="Standard">Arquivo dockerfile:</text:p>
      <text:p text:style-name="Standard">-------------------</text:p>
      <text:p text:style-name="Standard">FROM ubuntu</text:p>
      <text:p text:style-name="Standard"/>
      <text:p text:style-name="Standard">RUN apt update &amp;&amp; apt install -y python3 &amp;&amp; apt clean</text:p>
      <text:p text:style-name="Standard"/>
      <text:p text:style-name="Standard">COPY app.py /opt/app.py</text:p>
      <text:p text:style-name="Standard"/>
      <text:p text:style-name="Standard">CMD python3 /opt/app.py</text:p>
      <text:p text:style-name="Standard">-------------------</text:p>
      <text:p text:style-name="Standard"/>
      <text:p text:style-name="Standard">docker build . -t ubuntu-python</text:p>
      <text:p text:style-name="Standard">Comando para buildar o arquivo dockerfile criado.</text:p>
      <text:p text:style-name="Standard"/>
      <text:p text:style-name="Standard"><text:soft-page-break/>docker run -ti --name meu-app ubuntu-python</text:p>
      <text:p text:style-name="Standard">Comando para executar o app instalado no conteiner, e também finaliza/encerra o conteiner.</text:p>
      <text:p text:style-name="Standard"/>
      <text:p text:style-name="Standard">docker ps -a</text:p>
      <text:p text:style-name="Standard">Mostra os conteiners em execução e os encerrados</text:p>
      <text:p text:style-name="Standard"/>
      <text:p text:style-name="Standard">**********************</text:p>
      <text:p text:style-name="Standard"/>
      <text:p text:style-name="Standard">_Criando uma imagem personalizada do Apache_</text:p>
      <text:p text:style-name="Standard"/>
      <text:p text:style-name="Standard">mkdir debian-apache</text:p>
      <text:p text:style-name="Standard">cd debian-apache/</text:p>
      <text:p text:style-name="Standard">mkdir site</text:p>
      <text:p text:style-name="Standard">cd site</text:p>
      <text:p text:style-name="Standard">wget http://site1368633667.hospedagemdesites.ws/site1.zip</text:p>
      <text:p text:style-name="Standard">Criação de pasta para armazenar site, e comando para baixar arquivos de site.</text:p>
      <text:p text:style-name="Standard"/>
      <text:p text:style-name="Standard">unzip site1.zip</text:p>
      <text:p text:style-name="Standard">rm site1.zip</text:p>
      <text:p text:style-name="Standard">tar -czf site.tar ./</text:p>
      <text:p text:style-name="Standard">cp site.tar ../</text:p>
      <text:p text:style-name="Standard">Descompacta arquivos de site e compacta todos os arquivos da pasta atual em .tar, e copia o arquivo .tar para a pasta anterior</text:p>
      <text:p text:style-name="Standard"/>
      <text:p text:style-name="Standard">cd ..</text:p>
      <text:p text:style-name="Standard">rm -Rf site</text:p>
      <text:p text:style-name="Standard">Comando para apagar pasta site e arquivos contidos nessa</text:p>
      <text:p text:style-name="Standard"/>
      <text:p text:style-name="Standard">nano dockerfile</text:p>
      <text:p text:style-name="Standard"/>
      <text:p text:style-name="Standard">conteudo do arquivo:</text:p>
      <text:p text:style-name="Standard">--------------------</text:p>
      <text:p text:style-name="Standard">FROM debian</text:p>
      <text:p text:style-name="Standard"/>
      <text:p text:style-name="Standard">RUN apt-get update &amp;&amp; apt-get install -y apache2 &amp;&amp; apt-get clean</text:p>
      <text:p text:style-name="Standard"/>
      <text:p text:style-name="Standard">ENV APACHE_LOCK_DIR="var/lock"</text:p>
      <text:p text:style-name="Standard">ENV APACHE_PID_FILE="var/run/apache2.pid"</text:p>
      <text:p text:style-name="Standard">ENV APACHE_RUN_USER="www-data"</text:p>
      <text:p text:style-name="Standard">ENV APACHE_RUN_GROUP="www-data"</text:p>
      <text:p text:style-name="Standard">ENV APACHE_LOG_DIR="/var/log/apache2"</text:p>
      <text:p text:style-name="Standard"/>
      <text:p text:style-name="Standard">ADD site.tar /var/www/html</text:p>
      <text:p text:style-name="Standard"/>
      <text:p text:style-name="Standard">LABEL description = "Apache webserver 1.0"</text:p>
      <text:p text:style-name="Standard"/>
      <text:p text:style-name="Standard">VOLUME /var/www/html</text:p>
      <text:p text:style-name="Standard"/>
      <text:p text:style-name="Standard">EXPOSE 80</text:p>
      <text:p text:style-name="Standard"/>
      <text:p text:style-name="Standard">ENTRYPOINT ["/usr/sbin/apachectl"]</text:p>
      <text:p text:style-name="Standard"/>
      <text:p text:style-name="Standard"><text:soft-page-break/>CMD ["-D", "FOREGROUND"]</text:p>
      <text:p text:style-name="Standard"/>
      <text:p text:style-name="Standard">--------------------</text:p>
      <text:p text:style-name="Standard"/>
      <text:p text:style-name="Standard">ENV = Variáveis de ambiente</text:p>
      <text:p text:style-name="Standard">PID = Um arquivo que contém o número de identificação do processo (pid)</text:p>
      <text:p text:style-name="Standard"/>
      <text:p text:style-name="Standard">EXPOSE = informa-se a porta onde será executado</text:p>
      <text:p text:style-name="Standard"/>
      <text:p text:style-name="Standard">ENTRYPOINT = especificado o arquivo de execução do apache</text:p>
      <text:p text:style-name="Standard"/>
      <text:p text:style-name="Standard">CMD = especificado que o arquivo do apache será executado em primeiro plano</text:p>
      <text:p text:style-name="Standard"/>
      <text:p text:style-name="Standard"/>
      <text:p text:style-name="Standard">docker image build -t debian-apache:1.0 .</text:p>
      <text:p text:style-name="Standard">Comando para buildar imagem</text:p>
      <text:p text:style-name="Standard"/>
      <text:p text:style-name="Standard">docker run -dti -p 80:80 --name meu-apache debian-apache:1.0</text:p>
      <text:p text:style-name="Standard">Comando para colocar no ar a imagem criada</text:p>
      <text:p text:style-name="Standard"/>
      <text:p text:style-name="Standard">******************</text:p>
      <text:p text:style-name="Standard"/>
      <text:p text:style-name="Standard">_Criando imagens personalizadas a partir de imagens de liguagens de programação_</text:p>
      <text:p text:style-name="Standard"/>
      <text:p text:style-name="Standard">docker pull python</text:p>
      <text:p text:style-name="Standard">Comando para baixar ultima versão do python</text:p>
      <text:p text:style-name="Standard"/>
      <text:p text:style-name="Standard">cd /images</text:p>
      <text:p text:style-name="Standard">mkdir python</text:p>
      <text:p text:style-name="Standard">cd python</text:p>
      <text:p text:style-name="Standard">nano app.py</text:p>
      <text:p text:style-name="Standard">Criação de app python</text:p>
      <text:p text:style-name="Standard"/>
      <text:p text:style-name="Standard">nano dockerfile</text:p>
      <text:p text:style-name="Standard">Criação de dockerfile para enviar app para imagem</text:p>
      <text:p text:style-name="Standard"/>
      <text:p text:style-name="Standard">Arquivo:</text:p>
      <text:p text:style-name="Standard">----------------------</text:p>
      <text:p text:style-name="Standard"/>
      <text:p text:style-name="Standard">FROM python</text:p>
      <text:p text:style-name="Standard"/>
      <text:p text:style-name="Standard">WORKDIR /usr/src/app</text:p>
      <text:p text:style-name="Standard"/>
      <text:p text:style-name="Standard">COPY app.py /usr/src/app</text:p>
      <text:p text:style-name="Standard"/>
      <text:p text:style-name="Standard">CMD ["python", "./app.py"]</text:p>
      <text:p text:style-name="Standard"/>
      <text:p text:style-name="Standard"/>
      <text:p text:style-name="Standard">----------------------</text:p>
      <text:p text:style-name="Standard"/>
      <text:p text:style-name="Standard"/>
      <text:p text:style-name="Standard">docker image build -t app-python:1.0 .</text:p>
      <text:p text:style-name="Standard"><text:soft-page-break/>Comando para construir imagem python do app criado</text:p>
      <text:p text:style-name="Standard"/>
      <text:p text:style-name="Standard">docker run -ti --name runapp1 app-python:1.0</text:p>
      <text:p text:style-name="Standard">Comando para executar o conteiner da imagem criada</text:p>
      <text:p text:style-name="Standard"/>
      <text:p text:style-name="Standard">_Gerando uma imagem MULTISTAGE_</text:p>
      <text:p text:style-name="Standard"/>
      <text:p text:style-name="Standard">cd /images</text:p>
      <text:p text:style-name="Standard">mkdir go</text:p>
      <text:p text:style-name="Standard">cd go</text:p>
      <text:p text:style-name="Standard">Criação de pasta de imagem do golang</text:p>
      <text:p text:style-name="Standard"/>
      <text:p text:style-name="Standard">docker pull golang</text:p>
      <text:p text:style-name="Standard">Comando para baixar imagem oficial do goland</text:p>
      <text:p text:style-name="Standard"/>
      <text:p text:style-name="Standard">docker pull alpine</text:p>
      <text:p text:style-name="Standard">Comando para baixar a imagem oficial do Alpine, uma versão mínima do linux, com tamanho de 5MB. Você terá um binário rodando dentro dessa imagem do linux, e essa imagem terá no máximo 5MB</text:p>
      <text:p text:style-name="Standard"/>
      <text:p text:style-name="Standard">nano app.go</text:p>
      <text:p text:style-name="Standard">Comando para criar app de código golang</text:p>
      <text:p text:style-name="Standard"/>
      <text:p text:style-name="Standard">arquivo:</text:p>
      <text:p text:style-name="Standard">-----------------</text:p>
      <text:p text:style-name="Standard"/>
      <text:p text:style-name="Standard">package main</text:p>
      <text:p text:style-name="Standard">import (</text:p>
      <text:p text:style-name="Standard"><text:s text:c="4"/>"fmt"</text:p>
      <text:p text:style-name="Standard">)</text:p>
      <text:p text:style-name="Standard"/>
      <text:p text:style-name="Standard">func main() {</text:p>
      <text:p text:style-name="Standard"><text:s text:c="2"/>fmt.Println("Qual é o seu nome:? ")</text:p>
      <text:p text:style-name="Standard"><text:s text:c="2"/>var name string</text:p>
      <text:p text:style-name="Standard"><text:s text:c="2"/>fmt.Scanln(&amp;name)</text:p>
      <text:p text:style-name="Standard"><text:s text:c="2"/>fmt.Printf("Oi, %s! Eu sou a linguagem Go! ", name)</text:p>
      <text:p text:style-name="Standard">}</text:p>
      <text:p text:style-name="Standard"/>
      <text:p text:style-name="Standard">---------------</text:p>
      <text:p text:style-name="Standard"/>
      <text:p text:style-name="Standard">nano dockerfile</text:p>
      <text:p text:style-name="Standard">Comando para criação do dockerfile para criar imagem de app em golang</text:p>
      <text:p text:style-name="Standard"/>
      <text:p text:style-name="Standard">estrutura</text:p>
      <text:p text:style-name="Standard">-----------------------</text:p>
      <text:p text:style-name="Standard"/>
      <text:p text:style-name="Standard"># as exec - como vou utilizar o executável do binário, chamo de exec para que eu possa importar no próximo estágio</text:p>
      <text:p text:style-name="Standard">FROM golang as exec</text:p>
      <text:p text:style-name="Standard"/>
      <text:p text:style-name="Standard">COPY app.go /go/src/app</text:p>
      <text:p text:style-name="Standard"/>
      <text:p text:style-name="Standard"><text:soft-page-break/>#varivel de ambiente, que especifica que posso gerar um arquivo executável a partir de qualquer local dentro do container</text:p>
      <text:p text:style-name="Standard">ENV GO111MODULE=auto</text:p>
      <text:p text:style-name="Standard"/>
      <text:p text:style-name="Standard">#diretório onde estou trabalhando</text:p>
      <text:p text:style-name="Standard">WORKDIR /go/src/app/</text:p>
      <text:p text:style-name="Standard"/>
      <text:p text:style-name="Standard"># vou pegar esse código em app.go e vou gerar um novo arquivo executável. </text:p>
      <text:p text:style-name="Standard"># Como vou realizar uma mudança nessa imagem, preciso usar o RUN, porque o RUN executa uma instrução que manda o retorno dessa instrução pra primeira camada do dockerfile, que é onde eu consigo fazer alterações. Como tenho alteração e preciso gerar um binário, tenho que executar o RUN, pois não estou apenas executando um script, mas sim vou transformar um script em um binário.</text:p>
      <text:p text:style-name="Standard">RUN go build -o app.go .</text:p>
      <text:p text:style-name="Standard"/>
      <text:p text:style-name="Standard">FROM alpine</text:p>
      <text:p text:style-name="Standard"/>
      <text:p text:style-name="Standard">WORKDIR /appexec</text:p>
      <text:p text:style-name="Standard">COPY --from=exec /go/src/app/ /appexec</text:p>
      <text:p text:style-name="Standard">RUN chmod -R 755 /appexec</text:p>
      <text:p text:style-name="Standard">ENTRYPOINT ./app.go</text:p>
      <text:p text:style-name="Standard"/>
      <text:p text:style-name="Standard">-----------------------</text:p>
      <text:p text:style-name="Standard"/>
      <text:p text:style-name="Standard">docker image build -t app-go:1.0 .</text:p>
      <text:p text:style-name="Standard">Comando para gerar a imagem a partir do dockerfile criado</text:p>
      <text:p text:style-name="Standard"/>
      <text:p text:style-name="Standard">docker run -ti --name meuappOK app-go:1.0</text:p>
      <text:p text:style-name="Standard">Comando para rodar conteiner</text:p>
      <text:p text:style-name="Standard"/>
      <text:p text:style-name="Standard">**********************************</text:p>
      <text:p text:style-name="Standard"/>
      <text:p text:style-name="Standard">_Realizando o upload de imagens para o Hub do Docker_</text:p>
      <text:p text:style-name="Standard"/>
      <text:p text:style-name="Standard">docker login </text:p>
      <text:p text:style-name="Standard">Comando para executar o login na conta docker hub</text:p>
      <text:p text:style-name="Standard"/>
      <text:p text:style-name="Standard">docker build . -t sgazevedo/my-go-app:1.0</text:p>
      <text:p text:style-name="Standard">Comando para gerar imagem especificando o nome do usuário.</text:p>
      <text:p text:style-name="Standard"/>
      <text:p text:style-name="Standard">docker push sgazevedo/my-go-app:1.0</text:p>
      <text:p text:style-name="Standard">Comando para subir para o docker hub a imagem criada</text:p>
      <text:p text:style-name="Standard"/>
      <text:p text:style-name="Standard">****************************</text:p>
      <text:p text:style-name="Standard"/>
      <text:p text:style-name="Standard">_Registry Criando um servidor de imagens_</text:p>
      <text:p text:style-name="Standard"/>
      <text:p text:style-name="Standard">docker pull registry</text:p>
      <text:p text:style-name="Standard">COmando para instalar imagem de conteiner específico para gerenciar imagens</text:p>
      <text:p text:style-name="Standard"/>
      <text:p text:style-name="Standard">docker run -d -p 5000:5000 --restart=always --name registry registry:2</text:p>
      <text:p text:style-name="Standard">Comando para instalar imagem de conteiner do registry e executalo</text:p>
      <text:p text:style-name="Standard"><text:soft-page-break/></text:p>
      <text:p text:style-name="Standard">docker logout</text:p>
      <text:p text:style-name="Standard">Comando para efetuar logout local no docker</text:p>
      <text:p text:style-name="Standard"/>
      <text:p text:style-name="Standard">docker image tag {id imagem} 10.0.0.189:5000/my-go-app:1.0</text:p>
      <text:p text:style-name="Standard">Comando para criar uma nova imagem a partir de outra já criada, tageando com o ip do servidor ao qual será enviada.</text:p>
      <text:p text:style-name="Standard"/>
      <text:p text:style-name="Standard">curl 10.0.0.189:5000/v2/_catalog</text:p>
      <text:p text:style-name="Standard">Comando para verificar no repositório do servidor de destino quais imagens já estão criadas</text:p>
      <text:p text:style-name="Standard"/>
      <text:p text:style-name="Standard">docker push 10.0.0.189:5000/my-go-app:1.0</text:p>
      <text:p text:style-name="Standard">Comando para enviar a imagem para o server de imagens </text:p>
      <text:p text:style-name="Standard"/>
      <text:p text:style-name="Standard">nano /etc/docker/daemon.json</text:p>
      <text:p text:style-name="Standard">Comando para abrir arquivo de configuração https</text:p>
      <text:p text:style-name="Standard"/>
      <text:p text:style-name="Standard">inserir no arquivo:</text:p>
      <text:p text:style-name="Standard">{ "insecure-registries":["10.0.0.189:5000"] }</text:p>
      <text:p text:style-name="Standard"/>
      <text:p text:style-name="Standard">systemctl restart docker </text:p>
      <text:p text:style-name="Standard">Comando para reiniciar docker. Após alterar o arquivo acima, é necessário reiniciar o dock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9T22:10:41.690000000</dc:date>
    <meta:editing-duration>PT15H22M38S</meta:editing-duration>
    <meta:editing-cycles>5</meta:editing-cycles>
    <meta:generator>LibreOffice/7.3.0.3$Windows_X86_64 LibreOffice_project/0f246aa12d0eee4a0f7adcefbf7c878fc2238db3</meta:generator>
    <meta:document-statistic meta:table-count="0" meta:image-count="0" meta:object-count="0" meta:page-count="6" meta:paragraph-count="178" meta:word-count="993" meta:character-count="6567" meta:non-whitespace-character-count="5744"/>
  </office:meta>
</office:document-meta>
</file>